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2.965cm"/>
    </style:style>
    <style:style style:name="ro1" style:family="table-row">
      <style:table-row-properties style:row-height="0.74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c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808080" style:text-align-source="fix" style:repeat-content="false" fo:border="0.74pt solid #000000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order-bottom="none" fo:background-color="#ffaa9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aa9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 fo:margin-left="0cm"/>
      <style:text-properties fo:color="#cccccc"/>
    </style:style>
    <style:style style:name="ce24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 fo:margin-left="0cm"/>
    </style:style>
    <style:style style:name="ce2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333333" style:text-align-source="fix" style:repeat-content="false" fo:border="0.74pt solid #000000" style:vertical-align="top"/>
      <style:paragraph-properties fo:text-align="start" fo:margin-left="0cm"/>
    </style:style>
    <style:style style:name="gr1" style:family="graphic">
      <style:graphic-properties svg:stroke-width="0.3cm" svg:stroke-color="#1c1c1c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" style:family="graphic">
      <style:graphic-properties svg:stroke-width="0.3cm" svg:stroke-color="#2a6099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" style:family="graphic">
      <style:graphic-properties svg:stroke-width="0.3cm" svg:stroke-color="#e16173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4" style:family="graphic">
      <style:graphic-properties svg:stroke-width="0.3cm" svg:stroke-color="#ff000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5" style:family="graphic">
      <style:graphic-properties svg:stroke-width="0.3cm" svg:stroke-color="#e6e905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6" style:family="graphic">
      <style:graphic-properties svg:stroke-width="0.3cm" svg:stroke-color="#00a933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7" style:family="graphic">
      <style:graphic-properties svg:stroke-width="0.3cm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8" style:family="graphic">
      <style:graphic-properties svg:stroke-width="0.3cm" svg:stroke-color="#3465a4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duino Uno R3+hat" table:style-name="ta1">
        <table:shapes>
          <draw:path draw:z-index="0" draw:name="Bézier curve 1" draw:style-name="gr1" draw:text-style-name="P1" svg:width="7.214cm" svg:height="2.868cm" draw:transform="rotate (1.4144148258162) translate (45.3804509725936cm 9.64623751385048cm)" svg:viewBox="0 0 7215 2869" svg:d="M0 2869c8439 0 7143-2869 7143-2869">
            <text:p/>
          </draw:path>
          <draw:line draw:z-index="1" draw:name="Line 1" draw:style-name="gr1" draw:text-style-name="P1" svg:x1="48.308cm" svg:y1="10.093cm" svg:x2="46.478cm" svg:y2="6.967cm">
            <text:p/>
          </draw:line>
          <draw:path draw:z-index="2" draw:name="Bézier curve 2" draw:style-name="gr2" draw:text-style-name="P1" svg:width="9.178cm" svg:height="11.472cm" draw:transform="rotate (-0.0336848545634914) translate (35.058384898164cm 6.72575641952778cm)" svg:viewBox="0 0 9179 11473" svg:d="M0 11473c11462 1 8945-11473 8945-11473">
            <text:p/>
          </draw:path>
          <draw:path draw:z-index="3" draw:name="Bézier curve 3" draw:style-name="gr3" draw:text-style-name="P1" svg:width="10.684cm" svg:height="6.342cm" draw:transform="rotate (1.51093153345149) translate (44.3201325699645cm 11.113490595359cm)" svg:viewBox="0 0 10685 6343" svg:d="M0 6343c11514 0 10989-2288 10468-3511s-1929-2832-1929-2832">
            <text:p/>
          </draw:path>
          <draw:line draw:z-index="4" draw:name="Line 2" draw:style-name="gr3" draw:text-style-name="P1" svg:x1="39.627cm" svg:y1="7.027cm" svg:x2="45.667cm" svg:y2="2.65cm">
            <text:p/>
          </draw:line>
          <draw:line draw:z-index="5" draw:name="Line 3" draw:style-name="gr4" draw:text-style-name="P1" svg:x1="43.043cm" svg:y1="9.319cm" svg:x2="43.074cm" svg:y2="7.056cm">
            <text:p/>
          </draw:line>
          <draw:line draw:z-index="6" draw:name="Line 4" draw:style-name="gr4" draw:text-style-name="P1" svg:x1="43.073cm" svg:y1="10.093cm" svg:x2="42.26cm" svg:y2="7.056cm">
            <text:p/>
          </draw:line>
          <draw:line draw:z-index="7" draw:name="Line 5" draw:style-name="gr4" draw:text-style-name="P1" svg:x1="43.039cm" svg:y1="10.748cm" svg:x2="40.598cm" svg:y2="7.027cm">
            <text:p/>
          </draw:line>
          <draw:line draw:z-index="8" draw:name="Line 6" draw:style-name="gr4" draw:text-style-name="P1" svg:x1="43.036cm" svg:y1="11.582cm" svg:x2="38.811cm" svg:y2="7.027cm">
            <text:p/>
          </draw:line>
          <draw:path draw:z-index="9" draw:name="Bézier curve 4" draw:style-name="gr5" draw:text-style-name="P1" svg:width="4.651cm" svg:height="11.99cm" draw:transform="rotate (1.63642070666988) translate (34.6349999999492cm 9.31900000000334cm)" svg:viewBox="0 0 4652 11991" svg:d="M0 0c8981 0 2195 11991 2195 11991">
            <text:p/>
          </draw:path>
          <draw:path draw:z-index="10" draw:name="Bézier curve 5" draw:style-name="gr6" draw:text-style-name="P1" svg:width="8.759cm" svg:height="9.511cm" draw:transform="skewX (4.47089797603873E-017) rotate (1.44321275847411) translate (34.635cm 10.689cm)" svg:viewBox="0 0 8760 9512" svg:d="M0 0c9876 0 8718 2201 8718 2201l-3025 7311">
            <text:p/>
          </draw:path>
          <draw:path draw:z-index="11" draw:name="Bézier curve 6" draw:style-name="gr7" draw:text-style-name="P1" svg:width="11.871cm" svg:height="8.57cm" draw:transform="skewX (-0.0485201532054424) rotate (0.40631264986428) translate (30.9024184290427cm 8.28171021214157cm)" svg:viewBox="0 0 11872 8571" svg:d="M0 8571c3941-1 5131-715 5131-715 0 0-213-6925 1128-7387s2935-743 3728-63c794 680 1885 2437 1885 2437">
            <text:p/>
          </draw:path>
          <draw:path draw:z-index="12" draw:name="Bézier curve 7" draw:style-name="gr3" draw:text-style-name="P1" svg:width="6.199cm" svg:height="9.638cm" draw:transform="skewX (-3.11667669619228E-017) rotate (-1.71984744491521) translate (51.0697012146264cm 8.45832601449304cm)" svg:viewBox="0 0 6200 9639" svg:d="M0 9639c7587 0 6078-2426 6078-2426l-3009-7213">
            <text:p/>
          </draw:path>
          <draw:line draw:z-index="13" draw:name="Line 7" draw:style-name="gr8" draw:text-style-name="P1" svg:x1="34.609cm" svg:y1="15.274cm" svg:x2="38.74cm" svg:y2="6.193cm">
            <text:p/>
          </draw:line>
          <draw:line draw:z-index="14" draw:name="Line 8" draw:style-name="gr8" draw:text-style-name="P1" svg:x1="39.625cm" svg:y1="6.253cm" svg:x2="38.842cm" svg:y2="6.342c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4"/>
          <table:table-cell table:style-name="ce2" office:value-type="string" calcext:value-type="string" table:number-columns-spanned="28" table:number-rows-spanned="1">
            <text:p>TOP</text:p>
          </table:table-cell>
          <table:covered-table-cell table:number-columns-repeated="27"/>
          <table:table-cell/>
          <table:table-cell table:style-name="ce2" office:value-type="string" calcext:value-type="string" table:number-columns-spanned="28" table:number-rows-spanned="1">
            <text:p>BOTTOM</text:p>
          </table:table-cell>
          <table:covered-table-cell table:number-columns-repeated="27"/>
          <table:table-cell table:number-columns-repeated="963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use</text:p>
          </table:table-cell>
          <table:table-cell/>
          <table:table-cell table:style-name="ce3" table:number-columns-repeated="28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25"/>
          <table:table-cell table:number-columns-repeated="96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/>
          <table:table-cell table:style-name="ce3" table:number-columns-repeated="7"/>
          <table:table-cell table:style-name="ce7" table:number-columns-repeated="8"/>
          <table:table-cell table:style-name="ce3" table:number-columns-repeated="13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10"/>
          <table:table-cell table:style-name="ce7" table:number-columns-repeated="8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/>
          <table:table-cell table:style-name="ce3" table:number-columns-repeated="7"/>
          <table:table-cell table:style-name="ce7" table:number-columns-repeated="2"/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T</text:p>
          </table:table-cell>
          <table:table-cell table:style-name="ce7" table:number-columns-repeated="4"/>
          <table:table-cell table:style-name="ce3" table:number-columns-repeated="12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9"/>
          <table:table-cell table:style-name="ce7" table:number-columns-repeated="4"/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T</text:p>
          </table:table-cell>
          <table:table-cell table:style-name="ce7" table:number-columns-repeated="2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/>
          <table:table-cell table:style-name="ce3" table:number-columns-repeated="7"/>
          <table:table-cell table:style-name="ce7" table:number-columns-repeated="9"/>
          <table:table-cell table:style-name="ce3" table:number-columns-repeated="12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9"/>
          <table:table-cell table:style-name="ce7" table:number-columns-repeated="9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~1V (POT)</text:p>
          </table:table-cell>
          <table:table-cell/>
          <table:table-cell table:style-name="ce3" table:number-columns-repeated="7"/>
          <table:table-cell table:style-name="ce7" table:number-columns-repeated="9"/>
          <table:table-cell table:style-name="ce3" table:number-columns-repeated="12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9"/>
          <table:table-cell table:style-name="ce7" table:number-columns-repeated="9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</text:p>
          </table:table-cell>
          <table:table-cell/>
          <table:table-cell table:style-name="ce3" table:number-columns-repeated="7"/>
          <table:table-cell table:style-name="ce7" table:number-columns-repeated="13"/>
          <table:table-cell table:style-name="ce3" table:number-columns-repeated="8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5"/>
          <table:table-cell table:style-name="ce7" table:number-columns-repeated="13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V</text:p>
          </table:table-cell>
          <table:table-cell/>
          <table:table-cell table:style-name="ce3" table:number-columns-repeated="7"/>
          <table:table-cell table:style-name="ce7" table:number-columns-repeated="2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3" table:number-columns-repeated="7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4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number-columns-repeated="2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style-name="ce3" table:number-columns-repeated="7"/>
          <table:table-cell table:style-name="ce7" table:number-columns-repeated="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O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R</text:p>
          </table:table-cell>
          <table:table-cell table:style-name="ce16"/>
          <table:table-cell table:style-name="ce7" table:number-columns-repeated="2"/>
          <table:table-cell table:style-name="ce3" table:number-columns-repeated="7"/>
          <table:table-cell table:style-name="ce17"/>
          <table:table-cell table:style-name="ce3" table:number-columns-repeated="7"/>
          <table:table-cell table:style-name="ce7" table:number-columns-repeated="2"/>
          <table:table-cell table:style-name="ce16"/>
          <table:table-cell table:style-name="ce19"/>
          <table:table-cell table:style-name="ce23"/>
          <table:table-cell table:style-name="ce24" table:number-columns-repeated="2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7" table:number-columns-repeated="2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V3</text:p>
          </table:table-cell>
          <table:table-cell/>
          <table:table-cell table:style-name="ce3" table:number-columns-repeated="7"/>
          <table:table-cell table:style-name="ce7" table:number-columns-repeated="2"/>
          <table:table-cell table:style-name="ce12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O</text:p>
          </table:table-cell>
          <table:table-cell table:style-name="ce12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16"/>
          <table:table-cell table:style-name="ce7" table:number-columns-repeated="2"/>
          <table:table-cell table:style-name="ce3" table:number-columns-repeated="7"/>
          <table:table-cell table:style-name="ce17"/>
          <table:table-cell table:style-name="ce3" table:number-columns-repeated="7"/>
          <table:table-cell table:style-name="ce7" table:number-columns-repeated="2"/>
          <table:table-cell table:style-name="ce16"/>
          <table:table-cell table:style-name="ce19" table:number-columns-repeated="6"/>
          <table:table-cell table:style-name="ce28" table:number-columns-repeated="3"/>
          <table:table-cell table:style-name="ce7" table:number-columns-repeated="2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4" table:number-columns-repeated="4"/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4" table:number-columns-repeated="2"/>
          <table:table-cell table:style-name="ce5"/>
          <table:table-cell table:style-name="ce4" office:value-type="string" calcext:value-type="string">
            <text:p>Aref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string" calcext:value-type="string">
            <text:p>Aref</text:p>
          </table:table-cell>
          <table:table-cell table:style-name="ce7"/>
          <table:table-cell table:style-name="ce3" table:number-columns-repeated="2"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5V</text:p>
          </table:table-cell>
          <table:table-cell/>
          <table:table-cell table:style-name="ce3" table:number-columns-repeated="3"/>
          <table:table-cell table:style-name="ce4" table:number-columns-repeated="4"/>
          <table:table-cell table:style-name="ce5" table:number-columns-repeated="14"/>
          <table:table-cell table:style-name="ce4" table:number-columns-repeated="2"/>
          <table:table-cell table:style-name="ce5"/>
          <table:table-cell table:style-name="ce4" office:value-type="string" calcext:value-type="string">
            <text:p>gnd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string" calcext:value-type="string">
            <text:p>gnd</text:p>
          </table:table-cell>
          <table:table-cell table:style-name="ce7"/>
          <table:table-cell table:style-name="ce3" table:number-columns-repeated="2"/>
          <table:table-cell table:style-name="ce5" table:number-columns-repeated="14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4</text:p>
          </table:table-cell>
          <table:table-cell/>
          <table:table-cell table:style-name="ce3" table:number-columns-repeated="3"/>
          <table:table-cell table:style-name="ce4" table:number-columns-repeated="4"/>
          <table:table-cell table:style-name="ce5" table:number-columns-repeated="3"/>
          <table:table-cell table:style-name="ce13"/>
          <table:table-cell table:style-name="ce14"/>
          <table:table-cell table:style-name="ce15"/>
          <table:table-cell table:style-name="ce8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3"/>
          <table:table-cell table:style-name="ce4" table:number-columns-repeated="2"/>
          <table:table-cell table:style-name="ce6"/>
          <table:table-cell table:style-name="ce4" office:value-type="float" office:value="13" calcext:value-type="float">
            <text:p>13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19"/>
          <table:table-cell table:style-name="ce3" table:number-columns-repeated="2"/>
          <table:table-cell table:style-name="ce5" table:number-columns-repeated="3"/>
          <table:table-cell table:style-name="ce13"/>
          <table:table-cell table:style-name="ce14"/>
          <table:table-cell table:style-name="ce15"/>
          <table:table-cell table:style-name="ce25"/>
          <table:table-cell table:style-name="ce20"/>
          <table:table-cell table:style-name="ce13"/>
          <table:table-cell table:style-name="ce14"/>
          <table:table-cell table:style-name="ce15"/>
          <table:table-cell table:style-name="ce5" table:number-columns-repeated="3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V</text:p>
          </table:table-cell>
          <table:table-cell/>
          <table:table-cell table:style-name="ce3" table:number-columns-repeated="3"/>
          <table:table-cell table:style-name="ce4" table:number-columns-repeated="4"/>
          <table:table-cell table:style-name="ce8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8"/>
          <table:table-cell table:style-name="ce4" table:number-columns-repeated="2"/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7"/>
          <table:table-cell table:style-name="ce3" table:number-columns-repeated="2"/>
          <table:table-cell table:style-name="ce20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5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RST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6"/>
          <table:table-cell table:style-name="ce4" office:value-type="float" office:value="11" calcext:value-type="float">
            <text:p>11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19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7"/>
          <table:table-cell table:style-name="ce3" office:value-type="string" calcext:value-type="string">
            <text:p>RST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2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3v</text:p>
          </table:table-cell>
          <table:table-cell table:style-name="ce6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19"/>
          <table:table-cell table:style-name="ce3" office:value-type="string" calcext:value-type="string">
            <text:p>3v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1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5v</text:p>
          </table:table-cell>
          <table:table-cell table:style-name="ce6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19"/>
          <table:table-cell table:style-name="ce3" office:value-type="string" calcext:value-type="string">
            <text:p>5v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Gnd</text:p>
          </table:table-cell>
          <table:table-cell table:style-name="ce6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19"/>
          <table:table-cell table:style-name="ce3" office:value-type="string" calcext:value-type="string">
            <text:p>Gnd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Gnd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4"/>
          <table:table-cell table:style-name="ce3" table:number-columns-repeated="3"/>
          <table:table-cell table:style-name="ce17"/>
          <table:table-cell table:style-name="ce3" table:number-columns-repeated="7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7"/>
          <table:table-cell table:style-name="ce3" office:value-type="string" calcext:value-type="string">
            <text:p>Gnd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Vin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7"/>
          <table:table-cell table:style-name="ce3" office:value-type="string" calcext:value-type="string">
            <text:p>Vin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13</text:p>
          </table:table-cell>
          <table:table-cell/>
          <table:table-cell table:style-name="ce3" table:number-columns-repeated="3"/>
          <table:table-cell table:style-name="ce4" table:number-columns-repeated="4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6"/>
          <table:table-cell table:style-name="ce4" office:value-type="float" office:value="6" calcext:value-type="float">
            <text:p>6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19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table:style-name="ce3" table:number-columns-repeated="3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19"/>
          <table:table-cell table:style-name="ce4" office:value-type="float" office:value="5" calcext:value-type="float">
            <text:p>5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19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5"/>
          <table:table-cell table:style-name="ce9" table:number-columns-repeated="2"/>
          <table:table-cell table:style-name="ce5" table:number-columns-repeated="5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5"/>
          <table:table-cell table:style-name="ce26"/>
          <table:table-cell table:style-name="ce21"/>
          <table:table-cell table:style-name="ce5" table:number-columns-repeated="5"/>
          <table:table-cell table:style-name="ce26"/>
          <table:table-cell table:style-name="ce3" table:number-columns-repeated="2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 office:value-type="string" calcext:value-type="string">
            <text:p>from <text:a xlink:href="https://wiki.nottinghack.org.uk/wiki/BigClocks" xlink:type="simple">https://wiki.nottinghack.org.uk/wiki/BigClocks</text:a>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Analog In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5"/>
          <table:table-cell table:style-name="ce10" table:number-columns-repeated="2"/>
          <table:table-cell table:style-name="ce5" table:number-columns-repeated="5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Digital I/O</text:p>
          </table:table-cell>
          <table:table-cell table:style-name="ce3"/>
          <table:table-cell table:style-name="ce17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5"/>
          <table:table-cell table:style-name="ce27"/>
          <table:table-cell table:style-name="ce22"/>
          <table:table-cell table:style-name="ce5" table:number-columns-repeated="5"/>
          <table:table-cell table:style-name="ce26"/>
          <table:table-cell table:style-name="ce3" table:number-columns-repeated="2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4" table:number-columns-repeated="2"/>
          <table:table-cell table:style-name="ce10"/>
          <table:table-cell table:style-name="ce5" table:number-columns-repeated="5"/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GND</text:p>
          </table:table-cell>
          <table:table-cell table:style-name="ce5" table:number-columns-repeated="5"/>
          <table:table-cell table:style-name="ce10"/>
          <table:table-cell table:style-name="ce4" table:number-columns-repeated="2"/>
          <table:table-cell table:style-name="ce6"/>
          <table:table-cell table:style-name="ce4" office:value-type="float" office:value="2" calcext:value-type="float">
            <text:p>2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19"/>
          <table:table-cell table:style-name="ce3" table:number-columns-repeated="2"/>
          <table:table-cell table:style-name="ce22"/>
          <table:table-cell table:style-name="ce5" table:number-columns-repeated="5"/>
          <table:table-cell table:style-name="ce4" table:number-columns-repeated="2"/>
          <table:table-cell table:style-name="ce5" table:number-columns-repeated="5"/>
          <table:table-cell table:style-name="ce27"/>
          <table:table-cell table:style-name="ce3" table:number-columns-repeated="2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12"/>
          <table:table-cell table:style-name="ce4" office:value-type="string" calcext:value-type="string">
            <text:p>5V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table:number-columns-repeated="18"/>
          <table:table-cell table:style-name="ce7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5"/>
          <table:table-cell table:style-name="ce4" table:number-columns-repeated="18"/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3" table:number-columns-repeated="18"/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28"/>
          <table:table-cell table:style-name="ce17"/>
          <table:table-cell table:style-name="ce3" table:number-columns-repeated="28"/>
          <table:table-cell table:number-columns-repeated="96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/>
          <table:table-cell table:style-name="Default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2:07:25.999158971</meta:creation-date>
    <dc:date>2025-10-25T15:58:00.751699325</dc:date>
    <meta:editing-duration>PT2H35M14S</meta:editing-duration>
    <meta:editing-cycles>42</meta:editing-cycles>
    <meta:generator>LibreOffice/7.3.7.2$Linux_X86_64 LibreOffice_project/30$Build-2</meta:generator>
    <meta:document-statistic meta:table-count="1" meta:cell-count="168" meta:object-count="15"/>
  </office:meta>
</office:document-meta>
</file>